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0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4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8" style:family="paragraph" style:parent-style-name="Standard">
      <style:text-properties style:font-name="Roboto Light1" officeooo:rsid="00bdb8ba" officeooo:paragraph-rsid="01017a94" fo:background-color="transparent"/>
    </style:style>
    <style:style style:name="P49" style:family="paragraph" style:parent-style-name="Small">
      <style:text-properties style:font-name="Roboto Light1"/>
    </style:style>
    <style:style style:name="P50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1" style:family="paragraph" style:parent-style-name="Standard">
      <style:text-properties style:font-name="Roboto Light3"/>
    </style:style>
    <style:style style:name="P52" style:family="paragraph" style:parent-style-name="Standard">
      <style:paragraph-properties fo:text-align="start" style:justify-single-word="false"/>
      <style:text-properties style:font-name="Roboto Light3"/>
    </style:style>
    <style:style style:name="P53" style:family="paragraph" style:parent-style-name="Standard">
      <style:text-properties style:font-name="Humnst777 Lt BT" officeooo:rsid="00c36693" officeooo:paragraph-rsid="00c36693"/>
    </style:style>
    <style:style style:name="P54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5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6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7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officeooo:paragraph-rsid="01017a94"/>
    </style:style>
    <style:style style:name="P63" style:family="paragraph" style:parent-style-name="Roboto_20_light">
      <style:text-properties officeooo:paragraph-rsid="01017a94"/>
    </style:style>
    <style:style style:name="P64" style:family="paragraph" style:parent-style-name="Standard">
      <style:text-properties officeooo:rsid="00d493c0" officeooo:paragraph-rsid="0121fec4"/>
    </style:style>
    <style:style style:name="P6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6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7" style:family="paragraph" style:parent-style-name="Standard">
      <style:text-properties officeooo:rsid="0126f704" officeooo:paragraph-rsid="014cbc46"/>
    </style:style>
    <style:style style:name="P68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>
      <style:text-properties officeooo:paragraph-rsid="014cbc46"/>
    </style:style>
    <style:style style:name="P71" style:family="paragraph" style:parent-style-name="Heading_20_1">
      <style:paragraph-properties fo:break-before="auto" fo:break-after="auto"/>
      <style:text-properties officeooo:paragraph-rsid="0121fec4"/>
    </style:style>
    <style:style style:name="P72" style:family="paragraph" style:parent-style-name="Heading_20_1">
      <style:text-properties officeooo:rsid="00f08541" officeooo:paragraph-rsid="01087dfd"/>
    </style:style>
    <style:style style:name="P73" style:family="paragraph" style:parent-style-name="Heading_20_1">
      <style:text-properties officeooo:paragraph-rsid="01017a94"/>
    </style:style>
    <style:style style:name="P74" style:family="paragraph" style:parent-style-name="Heading_20_1">
      <style:text-properties officeooo:paragraph-rsid="015a76b0"/>
    </style:style>
    <style:style style:name="P75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P78" style:family="paragraph" style:parent-style-name="Standard">
      <style:text-properties style:font-name="Roboto Light1" fo:font-weight="bold" officeooo:rsid="0158bd4c" officeooo:paragraph-rsid="015a76b0" style:font-weight-asian="bold" style:font-weight-complex="bold"/>
    </style:style>
    <style:style style:name="P79" style:family="paragraph" style:parent-style-name="Standard">
      <style:text-properties style:font-name="Roboto Light1" fo:font-weight="normal" officeooo:rsid="0158bd4c" officeooo:paragraph-rsid="015a76b0" style:font-weight-asian="normal" style:font-weight-complex="normal"/>
    </style:style>
    <style:style style:name="P80" style:family="paragraph" style:parent-style-name="Standard">
      <style:text-properties fo:color="#ffffff" loext:opacity="100%" style:font-name="Roboto2" fo:font-weight="normal" officeooo:rsid="00e9a044" officeooo:paragraph-rsid="015a76b0" style:font-weight-asian="normal" style:font-weight-complex="normal"/>
    </style:style>
    <style:style style:name="P81" style:family="paragraph" style:parent-style-name="Standard">
      <style:text-properties fo:color="#ffffff" loext:opacity="100%" style:font-name="Roboto2" fo:font-weight="normal" officeooo:rsid="0097b405" officeooo:paragraph-rsid="015a76b0" style:font-weight-asian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a76b0"/>
    </style:style>
    <style:style style:name="P83" style:family="paragraph" style:parent-style-name="Text_20_body">
      <style:text-properties officeooo:paragraph-rsid="015a76b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21fec4"/>
    </style:style>
    <style:style style:name="T15" style:family="text">
      <style:text-properties officeooo:rsid="0126d357"/>
    </style:style>
    <style:style style:name="T16" style:family="text">
      <style:text-properties officeooo:rsid="0158bd4c"/>
    </style:style>
    <style:style style:name="T17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53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53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9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53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9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65">Cur<text:span text:style-name="T11">r</text:span>iculum Vitae</text:p>
        </draw:text-box>
      </draw:frame>
      <text:p text:style-name="P75"/>
      <text:p text:style-name="P51"/>
      <text:p text:style-name="P51"/>
      <text:p text:style-name="P52"/>
      <text:p text:style-name="P50">[TITLE_FUNCTION]</text:p>
      <text:p text:style-name="P51"/>
      <text:p text:style-name="P51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2">erstellt am </text:span><text:span text:style-name="T13">[DATE]</text:span></text:p>
      <text:p text:style-name="P51"/>
      <text:p text:style-name="P40"/>
      <text:p text:style-name="P40"/>
      <text:p text:style-name="P4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8">1 <text:s text:c="3"/>Personalien<text:tab/>2</text:p>
          <text:p text:style-name="P68">2 <text:s text:c="3"/>Kompetenzen nach Level<text:tab/>2</text:p>
          <text:p text:style-name="P68">3 <text:s text:c="3"/>Kernkompetenzen<text:tab/>2</text:p>
          <text:p text:style-name="P68">4 <text:s text:c="3"/>Stationen<text:tab/>2</text:p>
          <text:p text:style-name="P68">5 <text:s text:c="3"/>Projekte<text:tab/>2</text:p>
          <text:p text:style-name="P68">6 <text:s text:c="3"/>Weiterbildung (Schulungen, Kurse, Konferenzen, Referate)<text:tab/>2</text:p>
          <text:p text:style-name="P68">7 <text:s text:c="3"/>Ausbildung<text:tab/>3</text:p>
          <text:p text:style-name="P68">8 <text:s text:c="3"/>Open Source Beiträge<text:tab/>3</text:p>
        </text:index-body>
      </text:table-of-content>
      <text:p text:style-name="P40"/>
      <text:p text:style-name="P40"/>
      <text:p text:style-name="P41"/>
      <text:p text:style-name="P41"/>
      <text:p text:style-name="P42"/>
      <text:h text:style-name="P69" text:outline-level="1"><text:bookmark-start text:name="__RefHeading___Toc1645_3603873402"/><text:span text:style-name="T9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Abschluss</text:p>
            </table:table-cell>
            <table:table-cell table:style-name="Table2.B1" office:value-type="string">
              <text:list xml:id="list3668586801" text:style-name="L1">
                <text:list-header>
                  <text:p text:style-name="P76">[TITLE]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p text:style-name="P32">Sprachkenntnisse</text:p>
          </table:table-cell>
          <table:table-cell table:style-name="Table2.B2" office:value-type="string">
            <text:list xml:id="list155320011929231" text:continue-numbering="true" text:style-name="L1">
              <text:list-header>
                <text:p text:style-name="P77">[LANGUAGES]</text:p>
              </text:list-header>
            </text:list>
          </table:table-cell>
        </table:table-row>
      </table:table>
      <text:section text:style-name="Sect1" text:name="SKILLS_BY_LEVEL">
        <text:h text:style-name="P70" text:outline-level="1"><text:bookmark-start text:name="__RefHeading___Toc1647_36038734021"/><text:span text:style-name="T15">K</text:span>ompetenzen <text:span text:style-name="T14">nach Level</text:span><text:bookmark-end text:name="__RefHeading___Toc1647_36038734021"/></text:h>
        <text:p text:style-name="P67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1">Kategorie</text:p>
              </table:table-cell>
              <table:table-cell table:style-name="LEVEL_5f_COMPETENCES.B1" office:value-type="string">
                <text:p text:style-name="P61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67"/>
      </text:section>
      <text:h text:style-name="P71" text:outline-level="1"><text:bookmark-start text:name="__RefHeading___Toc1998_864874122"/>Kernkompetenzen<text:bookmark-end text:name="__RefHeading___Toc1998_864874122"/></text:h>
      <text:p text:style-name="P64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0">Kategorie</text:p>
            </table:table-cell>
            <table:table-cell table:style-name="COMPETENCES.B1" office:value-type="string">
              <text:p text:style-name="P60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72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6">Von</text:p>
            </table:table-cell>
            <table:table-cell table:style-name="ACTIVITIES.A1" office:value-type="string">
              <text:p text:style-name="P56">Bis</text:p>
            </table:table-cell>
            <table:table-cell table:style-name="ACTIVITIES.C1" office:value-type="string">
              <text:p text:style-name="P58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46">[ACTIVITY]</text:p>
            <text:p text:style-name="P36"/>
            <text:p text:style-name="P37">[ACTIVITY_DESCRIPTION]</text:p>
          </table:table-cell>
        </table:table-row>
      </table:table>
      <text:h text:style-name="P73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6">Von</text:p>
            </table:table-cell>
            <table:table-cell table:style-name="PROJECTS.A1" office:value-type="string">
              <text:p text:style-name="P56">Bis</text:p>
            </table:table-cell>
            <table:table-cell table:style-name="PROJECTS.C1" office:value-type="string">
              <text:p text:style-name="P59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3">[MONTH_TO][YEAR_TO]</text:p>
          </table:table-cell>
          <table:table-cell table:style-name="PROJECTS.C2" office:value-type="string">
            <text:p text:style-name="P44">[PROJECT_TITLE]</text:p>
            <text:p text:style-name="P33"/>
            <text:p text:style-name="P43">Projektbeschreibung</text:p>
            <text:p text:style-name="P62">[PROJECT_DESCRIPTION]</text:p>
            <text:p text:style-name="P45"/>
            <text:p text:style-name="P43">Rolle und Aufgaben im Projekt</text:p>
            <text:p text:style-name="P62">[PROJECT_ROLE]</text:p>
            <text:p text:style-name="P45"/>
            <text:p text:style-name="P43">Eingesetzte Technologien und Methoden</text:p>
            <text:p text:style-name="P62">[PROJECT_TECHNOLOGY]</text:p>
          </table:table-cell>
        </table:table-row>
      </table:table>
      <text:h text:style-name="P73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6">Von</text:p>
            </table:table-cell>
            <table:table-cell table:style-name="ADVANCED_5f_TRAININGS.A1" office:value-type="string">
              <text:p text:style-name="P56">Bis</text:p>
            </table:table-cell>
            <table:table-cell table:style-name="ADVANCED_5f_TRAININGS.C1" office:value-type="string">
              <text:p text:style-name="P57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38">[MONTH_FROM][YEAR_FROM]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48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4">Von</text:p>
            </table:table-cell>
            <table:table-cell table:style-name="EDUCATIONS.A1" office:value-type="string">
              <text:p text:style-name="P54">Bis</text:p>
            </table:table-cell>
            <table:table-cell table:style-name="EDUCATIONS.C1" office:value-type="string">
              <text:p text:style-name="P55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9">[MONTH_FROM][YEAR_FROM]</text:p>
          </table:table-cell>
          <table:table-cell table:style-name="EDUCATIONS.B2" office:value-type="string">
            <text:p text:style-name="P39">[MONTH_TO][YEAR_TO]</text:p>
          </table:table-cell>
          <table:table-cell table:style-name="EDUCATIONS.C2" office:value-type="string">
            <text:p text:style-name="P47">[EDUCATION]</text:p>
          </table:table-cell>
        </table:table-row>
      </table:table>
      <text:h text:style-name="P74" text:outline-level="1"><text:bookmark-start text:name="__RefHeading___Toc1655_36038734021"/><text:span text:style-name="T16">Open Source Beiträge</text:span><text:bookmark-end text:name="__RefHeading___Toc1655_36038734021"/></text:h>
      <table:table table:name="CONTRIBUTIONS" table:style-name="CONTRIBUTIONS">
        <table:table-column table:style-name="CONTRIBUTIONS.A" table:number-columns-repeated="2"/>
        <table:table-column table:style-name="CONTRIBUTIONS.C"/>
        <table:table-header-rows>
          <table:table-row>
            <table:table-cell table:style-name="CONTRIBUTIONS.A1" office:value-type="string">
              <text:p text:style-name="P80">Von</text:p>
            </table:table-cell>
            <table:table-cell table:style-name="CONTRIBUTIONS.A1" office:value-type="string">
              <text:p text:style-name="P80">Bis</text:p>
            </table:table-cell>
            <table:table-cell table:style-name="CONTRIBUTIONS.C1" office:value-type="string">
              <text:p text:style-name="P81">A<text:span text:style-name="T10">usbildung</text:span></text:p>
            </table:table-cell>
          </table:table-row>
        </table:table-header-rows>
        <table:table-row>
          <table:table-cell table:style-name="CONTRIBUTIONS.A2" office:value-type="string">
            <text:p text:style-name="P82">[MONTH_FROM][YEAR_FROM]</text:p>
          </table:table-cell>
          <table:table-cell table:style-name="CONTRIBUTIONS.B2" office:value-type="string">
            <text:p text:style-name="P82">[MONTH_TO][YEAR_TO]</text:p>
          </table:table-cell>
          <table:table-cell table:style-name="CONTRIBUTIONS.C2" office:value-type="string">
            <text:p text:style-name="P78">[CONTRIBUTION_TITLE]</text:p>
            <text:p text:style-name="P79"/>
            <text:p text:style-name="P79">[CONTRIBUTION_REFERENCE]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7-01T15:53:19.381924699">7/1/25</text:date></text:span><text:span text:style-name="MT1">w</text:span><text:span text:style-name="MT1"><text:word-count>23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4</meta:editing-cycles>
    <meta:editing-duration>PT12H18M14S</meta:editing-duration>
    <dc:date>2025-07-01T15:53:19.297879303</dc:date>
    <dc:title>Curriculum Vitae</dc:title>
    <meta:document-statistic meta:table-count="10" meta:image-count="1" meta:object-count="0" meta:page-count="3" meta:paragraph-count="113" meta:word-count="236" meta:character-count="1947" meta:non-whitespace-character-count="179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